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3333ff" fo:font-style="italic" style:font-style-asian="italic" style:font-style-complex="italic"/>
    </style:style>
    <style:style style:name="P3" style:family="paragraph" style:parent-style-name="Standard">
      <style:paragraph-properties fo:margin-top="0cm" fo:margin-bottom="0cm" loext:contextual-spacing="false"/>
      <style:text-properties fo:color="#3333ff" fo:font-style="italic" officeooo:paragraph-rsid="0016cf31" style:font-style-asian="italic" style:font-style-complex="italic"/>
    </style:style>
    <style:style style:name="P4" style:family="paragraph" style:parent-style-name="Standard">
      <style:paragraph-properties fo:margin-top="0cm" fo:margin-bottom="0cm" loext:contextual-spacing="false"/>
      <style:text-properties fo:color="#800000" officeooo:rsid="0012b524" officeooo:paragraph-rsid="000fea13"/>
    </style:style>
    <style:style style:name="P5" style:family="paragraph" style:parent-style-name="Standard">
      <style:paragraph-properties fo:margin-top="0cm" fo:margin-bottom="0cm" loext:contextual-spacing="false"/>
      <style:text-properties style:use-window-font-color="true" officeooo:paragraph-rsid="0016cf31"/>
    </style:style>
    <style:style style:name="P6" style:family="paragraph" style:parent-style-name="Standard">
      <style:paragraph-properties fo:margin-top="0cm" fo:margin-bottom="0.106cm" loext:contextual-spacing="false" fo:text-align="center" style:justify-single-word="false"/>
      <style:text-properties officeooo:rsid="000fea13" officeooo:paragraph-rsid="000fea13"/>
    </style:style>
    <style:style style:name="P7" style:family="paragraph" style:parent-style-name="Standard">
      <style:paragraph-properties fo:margin-top="0cm" fo:margin-bottom="0.106cm" loext:contextual-spacing="false"/>
      <style:text-properties officeooo:rsid="0011a6c5" officeooo:paragraph-rsid="0011a6c5"/>
    </style:style>
    <style:style style:name="P8" style:family="paragraph" style:parent-style-name="Standard">
      <style:text-properties fo:color="#3333ff" fo:font-style="italic" officeooo:paragraph-rsid="0015b3b3" style:font-style-asian="italic" style:font-style-complex="italic"/>
    </style:style>
    <style:style style:name="P9" style:family="paragraph" style:parent-style-name="Heading_20_2">
      <style:text-properties style:text-underline-style="solid" style:text-underline-width="auto" style:text-underline-color="font-color"/>
    </style:style>
    <style:style style:name="P10" style:family="paragraph" style:parent-style-name="Heading_20_2">
      <style:text-properties style:text-underline-style="solid" style:text-underline-width="auto" style:text-underline-color="font-color" officeooo:rsid="00150376" officeooo:paragraph-rsid="00150376"/>
    </style:style>
    <style:style style:name="P11" style:family="paragraph" style:parent-style-name="Text_20_body">
      <style:text-properties fo:color="#3333ff" fo:font-style="italic" style:font-style-asian="italic" style:font-style-complex="italic"/>
    </style:style>
    <style:style style:name="P12" style:family="paragraph" style:parent-style-name="Standard" style:list-style-name="WWNum2">
      <style:paragraph-properties fo:margin-left="1.27cm" fo:margin-right="0cm" fo:margin-top="0cm" fo:margin-bottom="0cm" loext:contextual-spacing="true" fo:line-height="115%" fo:text-indent="-0.635cm" style:auto-text-indent="false"/>
    </style:style>
    <style:style style:name="P13" style:family="paragraph" style:parent-style-name="Standard">
      <style:paragraph-properties fo:margin-top="0cm" fo:margin-bottom="0.106cm" loext:contextual-spacing="false"/>
      <style:text-properties officeooo:rsid="0011a6c5" officeooo:paragraph-rsid="00185753"/>
    </style:style>
    <style:style style:name="P14" style:family="paragraph" style:parent-style-name="Standard">
      <style:paragraph-properties fo:margin-top="0cm" fo:margin-bottom="0.106cm" loext:contextual-spacing="false"/>
      <style:text-properties officeooo:rsid="00185753" officeooo:paragraph-rsid="00185753"/>
    </style:style>
    <style:style style:name="P15" style:family="paragraph" style:parent-style-name="Text_20_body" style:list-style-name="L1">
      <style:text-properties fo:color="#3333ff" fo:font-style="italic" officeooo:paragraph-rsid="0015b3b3" style:font-style-asian="italic" style:font-style-complex="italic"/>
    </style:style>
    <style:style style:name="P16" style:family="paragraph" style:parent-style-name="Text_20_body" style:list-style-name="L1">
      <style:text-properties fo:color="#3333ff" fo:font-style="italic" officeooo:paragraph-rsid="001aa880" style:font-style-asian="italic" style:font-style-complex="italic"/>
    </style:style>
    <style:style style:name="P17" style:family="paragraph" style:parent-style-name="Text_20_body" style:list-style-name="L1">
      <style:text-properties fo:color="#3333ff" fo:font-style="italic" officeooo:rsid="00335b55" officeooo:paragraph-rsid="0015b3b3" style:font-style-asian="italic" style:font-style-complex="italic"/>
    </style:style>
    <style:style style:name="P18" style:family="paragraph" style:parent-style-name="Text_20_body" style:list-style-name="L1">
      <style:text-properties fo:color="#3333ff" fo:font-style="italic" officeooo:rsid="00150376" officeooo:paragraph-rsid="0015b3b3" style:font-style-asian="italic" style:font-style-complex="italic"/>
    </style:style>
    <style:style style:name="P19" style:family="paragraph" style:parent-style-name="Text_20_body" style:list-style-name="L1">
      <style:text-properties fo:color="#3333ff" fo:font-style="italic" officeooo:rsid="001e6ff7" officeooo:paragraph-rsid="001e6ff7" style:font-style-asian="italic" style:font-style-complex="italic"/>
    </style:style>
    <style:style style:name="P20" style:family="paragraph" style:parent-style-name="Title" style:master-page-name="Standard">
      <style:paragraph-properties fo:margin-top="0cm" fo:margin-bottom="0.106cm" loext:contextual-spacing="false" fo:text-align="center" style:justify-single-word="false" style:page-number="1"/>
      <style:text-properties officeooo:rsid="000fea13" officeooo:paragraph-rsid="000fea13"/>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6ed2b"/>
    </style:style>
    <style:style style:name="T3" style:family="text">
      <style:text-properties style:text-underline-style="solid" style:text-underline-width="auto" style:text-underline-color="font-color" officeooo:rsid="001be723"/>
    </style:style>
    <style:style style:name="T4" style:family="text">
      <style:text-properties officeooo:rsid="000fea13"/>
    </style:style>
    <style:style style:name="T5" style:family="text">
      <style:text-properties fo:color="#800000"/>
    </style:style>
    <style:style style:name="T6" style:family="text">
      <style:text-properties fo:color="#800000" officeooo:rsid="00185753"/>
    </style:style>
    <style:style style:name="T7" style:family="text">
      <style:text-properties officeooo:rsid="0011a6c5"/>
    </style:style>
    <style:style style:name="T8" style:family="text">
      <style:text-properties officeooo:rsid="0014a989"/>
    </style:style>
    <style:style style:name="T9" style:family="text">
      <style:text-properties officeooo:rsid="00150376"/>
    </style:style>
    <style:style style:name="T10" style:family="text">
      <style:text-properties officeooo:rsid="00145041"/>
    </style:style>
    <style:style style:name="T11" style:family="text">
      <style:text-properties officeooo:rsid="0026ea8d"/>
    </style:style>
    <style:style style:name="T12" style:family="text">
      <style:text-properties officeooo:rsid="001beee8"/>
    </style:style>
    <style:style style:name="T13" style:family="text">
      <style:text-properties officeooo:rsid="0028464a"/>
    </style:style>
    <style:style style:name="T14" style:family="text">
      <style:text-properties officeooo:rsid="00185753"/>
    </style:style>
    <style:style style:name="T15" style:family="text">
      <style:text-properties officeooo:rsid="001aa8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ossier du Projet</text:p>
      <text:p text:style-name="P6"/>
      <text:p text:style-name="P13">GROUPE : </text:p>
      <text:p text:style-name="P13"><text:span text:style-name="T6">Mehdi SABER</text:span></text:p>
      <text:p text:style-name="P14"><text:span text:style-name="T5">Tanina BOUZIDI</text:span></text:p>
      <text:p text:style-name="P14"><text:span text:style-name="T5">Florian PASQUIER</text:span></text:p>
      <text:p text:style-name="P14"><text:span text:style-name="T5"/></text:p>
      <text:p text:style-name="P7"><text:span text:style-name="T6"/></text:p>
      <text:p text:style-name="P4">Ce fichier reprend la description des documents demandés pour le projet. Vous devez le compléter et le mettre à disposition sur git. </text:p>
      <text:p text:style-name="P4"/>
      <text:p text:style-name="P1">T<text:span text:style-name="T5">ous les diagrammes devront être fournis avec un texte de présentation et des explications</text:span>.</text:p>
      <text:p text:style-name="P1"/>
      <text:p text:style-name="Heading_20_1"><text:span text:style-name="T7">1:</text:span>Documents pour CPOO </text:p>
      <text:p text:style-name="P11">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Heading_20_2"><text:span text:style-name="T1">Architecture</text:span> (<text:span text:style-name="T13">5/60 </text:span>points)</text:p>
      <text:p text:style-name="P3">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3"/>
      <text:p text:style-name="Heading_20_2"><text:span text:style-name="T1">Détails : diagrammes de classe</text:span> (<text:span text:style-name="T13">5/60</text:span>points)</text:p>
      <text:p text:style-name="P3">Vous choisirez des parties du modèle que vous considérez particulièrement intéressantes du point de vue de la programmation à objets (héritage, composition, polymorphisme…) <text:span text:style-name="T12">ou</text:span> de la programmation événementielle (gestion des événements, écouteurs, bindings...).</text:p>
      <text:p text:style-name="P3">Vous expliquerez vos choix et les illustrerez par des diagrammes de classe.</text:p>
      <text:p text:style-name="P5"/>
      <text:p text:style-name="Heading_20_2"><text:span text:style-name="T1">Diagrammes de séquence</text:span> (<text:span text:style-name="T13">5/60</text:span> points)</text:p>
      <text:p text:style-name="P3">Vous choisirez des méthodes intéressantes du point de vue de la répartition des responsabilités entre les différentes entités du programme. Vous utiliserez des diagrammes de séquence pour expliquer l’exécution de ces méthodes.</text:p>
      <text:p text:style-name="P3"/>
      <text:p text:style-name="Heading_20_1"><text:soft-page-break/><text:span text:style-name="T7">2 :</text:span>Documents pour IHM </text:p>
      <text:p text:style-name="Heading_20_2"><text:span text:style-name="T1">Maquettes</text:span> (5 points/<text:span text:style-name="T4">30</text:span>)</text:p>
      <text:p text:style-name="P2">Vous devez, avant de programmer les interfaces, les concevoir au moyen d’un outil (mockup, ou scenebuilder). Les maquettes doivent être expliquées et commentées.</text:p>
      <text:p text:style-name="P1"/>
      <text:p text:style-name="Heading_20_1"><text:span text:style-name="T7">3:</text:span>Documents pour <text:span text:style-name="T7">gestion de projet</text:span></text:p>
      <text:p text:style-name="P1"/>
      <text:p text:style-name="Heading_20_2"><text:span text:style-name="T1">Cas d’utilisation</text:span> (3 points/<text:span text:style-name="T7">20</text:span>) </text:p>
      <text:p text:style-name="P2">Vous devez choisir quelques cas d’utilisation intéressants, et les représenter sous forme de diagrammes UML.</text:p>
      <text:p text:style-name="P1"/>
      <text:p text:style-name="P10">Cahier d’initialisation (2 points/20)</text:p>
      <text:p text:style-name="P8"><text:span text:style-name="T10">Description de votre jeu</text:span> </text:p>
      <text:list xml:id="list2427421545882045664" text:style-name="L1">
        <text:list-item>
          <text:list>
            <text:list-item>
              <text:p text:style-name="P15">la quête principale: <text:s/><text:span text:style-name="T14">Le héros, Jean-Michel, doit battre le méchant capitaliste afin de sauver la faune et la flore de sa planète, parce qu’on en a qu’une, quand même.</text:span></text:p>
            </text:list-item>
            <text:list-item>
              <text:p text:style-name="P17">les mécanismes: <text:span text:style-name="T15">ZQSD pour se déplacer, E pour interagir, autres interactions à définir sur la partie droite du clavier</text:span></text:p>
            </text:list-item>
            <text:list-item>
              <text:p text:style-name="P16">Quelques items <text:span text:style-name="T11">(armes, objets …) </text:span>qui peuvent être découverts et comment ils influent sur le comportement de <text:span text:style-name="T15">Jean-Michel: poings comme arme de base, et 1 arme dans chaque zone qui permet de mieux progresser (p.e arme moins efficace)</text:span> </text:p>
            </text:list-item>
            <text:list-item>
              <text:p text:style-name="P18"><text:span text:style-name="T1">Quelques ennemis avec leur mode de déplacement et </text:span><text:span text:style-name="T2">d’</text:span><text:span text:style-name="T1">attaque: </text:span><text:span text:style-name="T3">tentacule ou sushi comme arme de base</text:span></text:p>
            </text:list-item>
            <text:list-item>
              <text:p text:style-name="P19"><text:span text:style-name="T3">P</text:span><text:span text:style-name="T1">lusieurs zones différentes, comportant chacune 1 miniboss, qui, une fois battu, donne un objet important.</text:span></text:p>
            </text:list-item>
          </text:list>
        </text:list-item>
      </text:list>
      <text:p text:style-name="P9"/>
      <text:p text:style-name="Heading_20_2"><text:span text:style-name="T1">Cahier de spécifications fonctionnelles</text:span> (<text:span text:style-name="T9">8</text:span> points/<text:span text:style-name="T7">20</text:span>)</text:p>
      <text:p text:style-name="P2"><text:span text:style-name="T8">cette partie </text:span><text:s/>devra être mis<text:span text:style-name="T9">e</text:span> à jour tout au long du projet pour décrire les spécifications fonctionnelles.</text:p>
      <text:p text:style-name="P1"/>
      <text:p text:style-name="P1"/>
      <text:p text:style-name="P1"/>
      <text:p text:style-name="P1"/>
      <text:p text:style-name="P1"><text:soft-page-break/></text:p>
      <text:p text:style-name="P1"/>
      <text:p text:style-name="P1"><text:tab/> <text:tab/> <text:tab/> <text:tab/></text:p>
      <text:list xml:id="list2194110553201853169" text:style-name="WWNum2">
        <text:list-header>
          <text:p text:style-name="P12"/>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02T16:45:23.201877908</dc:date>
    <meta:editing-duration>PT1H32M50S</meta:editing-duration>
    <meta:editing-cycles>9</meta:editing-cycles>
    <meta:document-statistic meta:table-count="0" meta:image-count="0" meta:object-count="0" meta:page-count="3" meta:paragraph-count="33" meta:word-count="434" meta:character-count="2892" meta:non-whitespace-character-count="2477"/>
  </office:meta>
</office:document-meta>
</file>